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4100000334111EEF47C2B2648C.png" manifest:media-type="image/png"/>
  <manifest:file-entry manifest:full-path="Pictures/1000000100000A0000000640CD094019F8F675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5bb" officeooo:paragraph-rsid="0007b5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 term test – Uday Kurien</text:p>
      <text:p text:style-name="P1"><draw:frame draw:style-name="fr1" draw:name="Image1" text:anchor-type="char" svg:width="17.59cm" svg:height="10.993cm" draw:z-index="0"><draw:image xlink:href="Pictures/1000000100000A0000000640CD094019F8F6752D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.59cm" svg:height="10.723cm" draw:z-index="1"><draw:image xlink:href="Pictures/100000010000054100000334111EEF47C2B264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15:43.806420782</meta:creation-date>
    <dc:date>2023-11-06T21:19:03.839790624</dc:date>
    <meta:editing-duration>PT3M20S</meta:editing-duration>
    <meta:editing-cycles>1</meta:editing-cycles>
    <meta:document-statistic meta:table-count="0" meta:image-count="2" meta:object-count="0" meta:page-count="1" meta:paragraph-count="1" meta:word-count="5" meta:character-count="27" meta:non-whitespace-character-count="22"/>
    <meta:generator>LibreOffice/7.5.7.1$Linux_X86_64 LibreOffice_project/50$Build-1</meta:generator>
  </office:meta>
</office:document-meta>
</file>